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B00000319DCE9EE911.svm"/>
  <manifest:file-entry manifest:media-type="" manifest:full-path="Pictures/20000007000052B00000319D7E30ADF5.svm"/>
  <manifest:file-entry manifest:media-type="" manifest:full-path="Pictures/2000000700004D0000002C8D60805E47.svm"/>
  <manifest:file-entry manifest:media-type="" manifest:full-path="Pictures/20000007000052B00000319D4A23D6EA.svm"/>
  <manifest:file-entry manifest:media-type="" manifest:full-path="Pictures/20000007000052B00000319DC357F209.svm"/>
  <manifest:file-entry manifest:media-type="" manifest:full-path="Pictures/20000007000052B00000319D6685BDC4.svm"/>
  <manifest:file-entry manifest:media-type="" manifest:full-path="Pictures/20000007000052B00000319DA6F0F44C.svm"/>
  <manifest:file-entry manifest:media-type="" manifest:full-path="Pictures/20000007000052B00000319D7EDE023B.svm"/>
  <manifest:file-entry manifest:media-type="" manifest:full-path="Pictures/2000000700004CE600002C3D1B1763DF.svm"/>
  <manifest:file-entry manifest:media-type="" manifest:full-path="Pictures/20000007000052B00000319DB6D089B7.svm"/>
  <manifest:file-entry manifest:media-type="" manifest:full-path="Pictures/2000000700004CB100002C8D37E17710.svm"/>
  <manifest:file-entry manifest:media-type="" manifest:full-path="Pictures/20000007000052B00000319DDBEFDFE1.svm"/>
  <manifest:file-entry manifest:media-type="" manifest:full-path="Pictures/20000007000052B00000319D6380EF22.svm"/>
  <manifest:file-entry manifest:media-type="" manifest:full-path="Pictures/20000007000052B00000319D6E0C13A2.svm"/>
  <manifest:file-entry manifest:media-type="" manifest:full-path="Pictures/20000007000052B00000319DD2D4D5BD.svm"/>
  <manifest:file-entry manifest:media-type="" manifest:full-path="Pictures/20000007000048C4000025506BE1F2BC.svm"/>
  <manifest:file-entry manifest:media-type="" manifest:full-path="Pictures/20000007000052B00000319D2E330FD2.svm"/>
  <manifest:file-entry manifest:media-type="" manifest:full-path="Pictures/2000000700004CB100002C58A6C945CE.svm"/>
  <manifest:file-entry manifest:media-type="" manifest:full-path="Pictures/20000007000052B00000319DDADCF8F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 style:list-style-name="L3">
      <style:paragraph-properties fo:margin-left="0.9807in" fo:margin-right="0in" fo:text-indent="-0.25in" style:auto-text-indent="false"/>
    </style:style>
    <style:style style:name="P22" style:family="paragraph" style:parent-style-name="Heading_20_1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Functional Test Record – SparkFun RedStick</text:h>
      <text:p text:style-name="P1">Marshall Taylor</text:p>
      <text:p text:style-name="P1">11/30/2015</text:p>
      <text:p text:style-name="P1">HW version v01</text:p>
      <text:h text:style-name="Heading_20_2" text:outline-level="2">Verifying Serial Pinout</text:h>
      <text:p text:style-name="Text_20_body">Procedure:</text:p>
      <text:p text:style-name="P3">(note: Products that have TTL: FTDI basics, serial 7 segment, pi wedge)</text:p>
      <text:p text:style-name="Text_20_body">List SparkFun Products with TTL serial port:</text:p>
      <text:list xml:id="list33509255" text:style-name="L1">
        <text:list-item>
          <text:p text:style-name="P2">FTDI basic</text:p>
        </text:list-item>
        <text:list-item>
          <text:p text:style-name="P2">Serial 7 segment</text:p>
        </text:list-item>
        <text:list-item>
          <text:p text:style-name="P2">Pi Wedge</text:p>
        </text:list-item>
        <text:list-item>
          <text:p text:style-name="P2">Serial LCD</text:p>
        </text:list-item>
        <text:list-item>
          <text:p text:style-name="P2">GPS modules</text:p>
        </text:list-item>
      </text:list>
      <text:p text:style-name="Text_20_body"/>
      <text:p text:style-name="Text_20_body">Criteria:</text:p>
      <text:p text:style-name="Text_20_body">Do modern and useful serial ports line up properly more often then not? <text:s/>Discuss</text:p>
      <text:p text:style-name="P6">No real standard exists. <text:s/>TX and RX are together on a lot, with various organizations of power and ground. <text:s/>The FTDI is the closest thing to standard but has extra pins. <text:s/>Going with any old 4 pin pattern really. <text:s/>This one allows reverse without shorting powers, but does let TXI drive ground.</text:p>
      <text:h text:style-name="Heading_20_2" text:outline-level="2">Power Circuitry Tests</text:h>
      <text:p text:style-name="Text_20_body"><draw:frame draw:style-name="fr1" draw:name="graphics1" text:anchor-type="paragraph" svg:width="3.3465in" style:rel-width="50%" svg:height="1.8209in" style:rel-height="18%" draw:z-index="0"><draw:image xlink:href="Pictures/20000007000048C4000025506BE1F2BC.svm" xlink:type="simple" xlink:show="embed" xlink:actuate="onLoad"/></draw:frame></text:p>
      <text:h text:style-name="Heading_20_4" text:outline-level="4">Low Load Test</text:h>
      <text:p text:style-name="Text_20_body">Procedure:</text:p>
      <text:list xml:id="list33715020" text:style-name="L3">
        <text:list-item>
          <text:p text:style-name="P4">Power from battery input with fine voltage supply.</text:p>
        </text:list-item>
        <text:list-item>
          <text:p text:style-name="P4">Increase input voltage from 1V to 6V. <text:s/>Measure Vin/Iin, Vout/Iout, ripple</text:p>
        </text:list-item>
      </text:list>
      <text:p text:style-name="Text_20_body">Criteria:</text:p>
      <text:list xml:id="list34183728" text:style-name="L4">
        <text:list-item>
          <text:p text:style-name="P5">Does regulator provide clean output between 2.0 V and 5.0 V?</text:p>
        </text:list-item>
        <text:list-item>
          <text:p text:style-name="P5"><text:soft-page-break/>Is efficiency above 80% in this range? <text:span text:style-name="T1">No</text:span></text:p>
        </text:list-item>
        <text:list-item>
          <text:p text:style-name="P5">Is ripple below 10% in this range? <text:span text:style-name="T1">Yes</text:span></text:p>
        </text:list-item>
        <text:list-item>
          <text:p text:style-name="P5">Mark the switching frequency: <text:span text:style-name="T1">About 5kHz</text:span></text:p>
        </text:list-item>
        <text:list-item>
          <text:p text:style-name="P5">Data:</text:p>
        </text:list-item>
      </text:list>
      <text:p text:style-name="Text_20_body"/>
      <text:p text:style-name="Text_20_body"><draw:frame draw:style-name="fr6" draw:name="Object1" text:anchor-type="paragraph" svg:width="3.5563in" svg:height="1.7862in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4" text:outline-level="4"><draw:frame draw:style-name="fr3" draw:name="graphics7" text:anchor-type="paragraph" svg:width="6.6925in" svg:height="4.0154in" draw:z-index="9"><draw:image xlink:href="Pictures/20000007000052B00000319D7EDE023B.svm" xlink:type="simple" xlink:show="embed" xlink:actuate="onLoad"/></draw:frame></text:h>
      <text:p text:style-name="P19">Ripple generated at low load (Burpy)</text:p>
      <text:h text:style-name="Heading_20_4" text:outline-level="4">100mA Load Test</text:h>
      <text:p text:style-name="Text_20_body">Procedure:</text:p>
      <text:list xml:id="list33592700" text:continue-list="list33715020" text:style-name="L3">
        <text:list-item>
          <text:p text:style-name="P4">Load 100mA total, add load to VCC pin</text:p>
        </text:list-item>
        <text:list-item>
          <text:p text:style-name="P4">Power from battery input with fine voltage supply.</text:p>
        </text:list-item>
        <text:list-item>
          <text:p text:style-name="P4">Increase input voltage from 1V to 6V. <text:s/>Measure Vin/Iin, Vout/Iout, ripple</text:p>
        </text:list-item>
      </text:list>
      <text:p text:style-name="Text_20_body"/>
      <text:p text:style-name="Text_20_body"><text:soft-page-break/>Criteria:</text:p>
      <text:list xml:id="list34279056" text:style-name="L6">
        <text:list-item>
          <text:p text:style-name="P7">Does regulator provide clean output between 2.0 V and 5.0 V? <text:span text:style-name="T1">Yes</text:span></text:p>
        </text:list-item>
        <text:list-item>
          <text:p text:style-name="P7">Is efficiency above 80% in this range? <text:span text:style-name="T1">No</text:span></text:p>
        </text:list-item>
        <text:list-item>
          <text:p text:style-name="P7">Is ripple below 10% in this range? <text:span text:style-name="T1">Yes</text:span></text:p>
        </text:list-item>
        <text:list-item>
          <text:p text:style-name="P7">Mark the switching frequency: <text:span text:style-name="T1">Various (See below)</text:span></text:p>
        </text:list-item>
        <text:list-item>
          <text:p text:style-name="P7">Data:</text:p>
        </text:list-item>
      </text:list>
      <text:p text:style-name="Text_20_body"/>
      <text:p text:style-name="Text_20_body"><draw:frame draw:style-name="fr7" draw:name="Object2" text:anchor-type="paragraph" svg:width="3.5563in" svg:height="1.7783in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4" text:outline-level="4"><draw:frame draw:style-name="fr4" draw:name="graphics6" text:anchor-type="paragraph" svg:x="0in" svg:y="0in" svg:width="6.6925in" svg:height="4.0154in" draw:z-index="8"><draw:image xlink:href="Pictures/20000007000052B00000319D7E30ADF5.svm" xlink:type="simple" xlink:show="embed" xlink:actuate="onLoad"/></draw:frame></text:h>
      <text:p text:style-name="P19">Ripple generated at 100mA</text:p>
      <text:h text:style-name="Heading_20_4" text:outline-level="4">200mA Load Test</text:h>
      <text:p text:style-name="Text_20_body">Procedure:</text:p>
      <text:list xml:id="list33604801" text:continue-list="list33592700" text:style-name="L3">
        <text:list-item>
          <text:p text:style-name="P4">Load 200mA total, add load to VCC pin</text:p>
        </text:list-item>
        <text:list-item>
          <text:p text:style-name="P4">Power from battery input with fine voltage supply.</text:p>
        </text:list-item>
        <text:list-item>
          <text:p text:style-name="P4"><text:soft-page-break/>Increase input voltage from 1V to 6V. <text:s/>Measure Vin/Iin, Vout/Iout, ripple</text:p>
        </text:list-item>
      </text:list>
      <text:p text:style-name="Text_20_body"/>
      <text:p text:style-name="Text_20_body">Criteria:</text:p>
      <text:list xml:id="list33320050" text:style-name="L16">
        <text:list-item>
          <text:p text:style-name="P16">Does regulator provide clean output between 2.0 V and 5.0 V? <text:span text:style-name="T1">Voltage sags below 3.0 V, 4.0 V output at 2.5 V input</text:span></text:p>
        </text:list-item>
        <text:list-item>
          <text:p text:style-name="P16">Is efficiency above 80% in this range? <text:span text:style-name="T1">No</text:span></text:p>
        </text:list-item>
        <text:list-item>
          <text:p text:style-name="P16">Is ripple below 10% in this range? <text:span text:style-name="T1">Yes</text:span></text:p>
        </text:list-item>
        <text:list-item>
          <text:p text:style-name="P16">Mark the switching frequency: <text:span text:style-name="T1">Various (See below)</text:span></text:p>
        </text:list-item>
        <text:list-item>
          <text:p text:style-name="P16">Data:</text:p>
        </text:list-item>
      </text:list>
      <text:p text:style-name="Text_20_body"/>
      <text:p text:style-name="Text_20_body"><draw:frame draw:style-name="fr7" draw:name="Object3" text:anchor-type="paragraph" svg:width="3.5563in" svg:height="1.9563in" draw:z-index="3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4" text:outline-level="4">All Power Test Graphs</text:h>
      <text:p text:style-name="Text_20_body"><draw:frame draw:style-name="fr2" draw:name="graphics2" text:anchor-type="paragraph" svg:width="6.6925in" svg:height="3.8492in" draw:z-index="4"><draw:image xlink:href="Pictures/2000000700004CE600002C3D1B1763DF.svm" xlink:type="simple" xlink:show="embed" xlink:actuate="onLoad"/></draw:frame></text:p>
      <text:p text:style-name="Text_20_body"/>
      <text:h text:style-name="Heading_20_4" text:outline-level="4"><draw:frame draw:style-name="fr3" draw:name="graphics3" text:anchor-type="paragraph" svg:width="6.6925in" svg:height="3.8874in" draw:z-index="5"><draw:image xlink:href="Pictures/2000000700004CB100002C8D37E17710.svm" xlink:type="simple" xlink:show="embed" xlink:actuate="onLoad"/></draw:frame><text:soft-page-break/></text:h>
      <text:h text:style-name="Heading_20_4" text:outline-level="4"><draw:frame draw:style-name="fr3" draw:name="graphics4" text:anchor-type="paragraph" svg:width="6.6925in" svg:height="3.872in" draw:z-index="6"><draw:image xlink:href="Pictures/2000000700004D0000002C8D60805E47.svm" xlink:type="simple" xlink:show="embed" xlink:actuate="onLoad"/></draw:frame></text:h>
      <text:p text:style-name="Text_20_body"><draw:frame draw:style-name="fr3" draw:name="graphics5" text:anchor-type="paragraph" svg:width="6.6925in" svg:height="3.8693in" draw:z-index="7"><draw:image xlink:href="Pictures/2000000700004CB100002C58A6C945CE.svm" xlink:type="simple" xlink:show="embed" xlink:actuate="onLoad"/></draw:frame><text:soft-page-break/></text:p>
      <text:p text:style-name="Text_20_body"/>
      <text:h text:style-name="Heading_20_4" text:outline-level="4">Test the regulator's reverse flow</text:h>
      <text:p text:style-name="Text_20_body">Procedure:</text:p>
      <text:list xml:id="list33602121" text:continue-list="list33604801" text:style-name="L3">
        <text:list-item>
          <text:p text:style-name="P4">Apply 5.0 V to the serial VCC port</text:p>
        </text:list-item>
        <text:list-item>
          <text:p text:style-name="P4">Switch between shorting and opening the USB connection (simulate reverse plug-in)</text:p>
        </text:list-item>
      </text:list>
      <text:p text:style-name="Text_20_body">Criteria:</text:p>
      <text:list xml:id="list34335493" text:style-name="L10">
        <text:list-item>
          <text:p text:style-name="P10">The total current input should match the no-load consumption of the MPU +/- 5% <text:s/><text:span text:style-name="T1">Shorting the USB power lines had zero effect on current draw.</text:span></text:p>
        </text:list-item>
      </text:list>
      <text:h text:style-name="Heading_20_4" text:outline-level="4">Test the battery protection from rogue VCC input</text:h>
      <text:p text:style-name="Text_20_body">Procedure:</text:p>
      <text:list xml:id="list33612565" text:continue-list="list33602121" text:style-name="L3">
        <text:list-item>
          <text:p text:style-name="P4">Attach a 3.0 V battery and current meter to the battery input.</text:p>
        </text:list-item>
        <text:list-item>
          <text:p text:style-name="P4">Apply 5.0 V to the serial VCC port.</text:p>
        </text:list-item>
      </text:list>
      <text:p text:style-name="Text_20_body">Criteria:</text:p>
      <text:list xml:id="list34308320" text:style-name="L7">
        <text:list-item>
          <text:p text:style-name="P8">The battery must not accept current. <text:s/><text:span text:style-name="T1">The battery consumed 0.00 A</text:span></text:p>
        </text:list-item>
      </text:list>
      <text:h text:style-name="Heading_20_4" text:outline-level="4"/>
      <text:h text:style-name="Heading_20_4" text:outline-level="4">Test the battery protection from USB input</text:h>
      <text:p text:style-name="Text_20_body">Procedure:</text:p>
      <text:list xml:id="list33608501" text:continue-list="list33612565" text:style-name="L3">
        <text:list-item>
          <text:p text:style-name="P4">Attach a 3.0 V battery and current meter to the battery input</text:p>
        </text:list-item>
        <text:list-item>
          <text:p text:style-name="P4">Apply 5.0 V to the USB VCC port</text:p>
        </text:list-item>
      </text:list>
      <text:p text:style-name="Text_20_body"><text:soft-page-break/>Criteria:</text:p>
      <text:list xml:id="list34315439" text:style-name="L9">
        <text:list-item>
          <text:p text:style-name="P9">The battery must not accept current. <text:s/><text:span text:style-name="T1">The battery consumed 0.00 A</text:span></text:p>
        </text:list-item>
      </text:list>
      <text:h text:style-name="Heading_20_4" text:outline-level="4">Extra test: <text:s/>Step loads</text:h>
      <text:p text:style-name="Text_20_body">Procedure:</text:p>
      <text:list xml:id="list33615869" text:continue-list="list33608501" text:style-name="L3">
        <text:list-item>
          <text:p text:style-name="P4">Apply 2.5 V to the battery port</text:p>
        </text:list-item>
        <text:list-item>
          <text:p text:style-name="P4">Step loads between 0 and 100mA (total)</text:p>
        </text:list-item>
      </text:list>
      <text:p text:style-name="Text_20_body">Criteria:</text:p>
      <text:list xml:id="list34331555" text:style-name="L11">
        <text:list-item>
          <text:p text:style-name="P11">Ringing should be minimal. <text:span text:style-name="T1">10 V for 40 ns</text:span></text:p>
        </text:list-item>
        <text:list-item>
          <text:p text:style-name="P11">Attach labeled scope captures.</text:p>
        </text:list-item>
      </text:list>
      <text:p text:style-name="Text_20_body"><draw:frame draw:style-name="fr5" draw:name="graphics8" text:anchor-type="paragraph" svg:width="6.6925in" svg:height="4.0154in" draw:z-index="10"><draw:image xlink:href="Pictures/20000007000052B00000319D6685BDC4.svm" xlink:type="simple" xlink:show="embed" xlink:actuate="onLoad"/></draw:frame></text:p>
      <text:p text:style-name="P19">38mA load switching in</text:p>
      <text:p text:style-name="P19"><draw:frame draw:style-name="fr3" draw:name="graphics9" text:anchor-type="paragraph" svg:width="6.6925in" svg:height="4.0154in" draw:z-index="11"><draw:image xlink:href="Pictures/20000007000052B00000319DC357F209.svm" xlink:type="simple" xlink:show="embed" xlink:actuate="onLoad"/></draw:frame><text:soft-page-break/>75mA load switching in</text:p>
      <text:p text:style-name="P19"/>
      <text:p text:style-name="P19"><draw:frame draw:style-name="fr3" draw:name="graphics10" text:anchor-type="paragraph" svg:width="6.6925in" svg:height="4.0154in" draw:z-index="12"><draw:image xlink:href="Pictures/20000007000052B00000319DB6D089B7.svm" xlink:type="simple" xlink:show="embed" xlink:actuate="onLoad"/></draw:frame>75mA load switching out</text:p>
      <text:p text:style-name="P19"><draw:frame draw:style-name="fr3" draw:name="graphics11" text:anchor-type="paragraph" svg:width="6.6925in" svg:height="4.0154in" draw:z-index="13"><draw:image xlink:href="Pictures/20000007000052B00000319D4A23D6EA.svm" xlink:type="simple" xlink:show="embed" xlink:actuate="onLoad"/></draw:frame><text:soft-page-break/>95mA load switching in</text:p>
      <text:p text:style-name="P20"/>
      <text:p text:style-name="P19"><draw:frame draw:style-name="fr3" draw:name="graphics12" text:anchor-type="paragraph" svg:width="6.6925in" svg:height="4.0154in" draw:z-index="14"><draw:image xlink:href="Pictures/20000007000052B00000319D6380EF22.svm" xlink:type="simple" xlink:show="embed" xlink:actuate="onLoad"/></draw:frame>95mA load switching out</text:p>
      <text:p text:style-name="P20"/>
      <text:h text:style-name="Heading_20_4" text:outline-level="4">Extra test: <text:s/>Reverse battery voltage</text:h>
      <text:p text:style-name="Text_20_body">Procedure:</text:p>
      <text:list xml:id="list33388971" text:style-name="L17">
        <text:list-item>
          <text:p text:style-name="P17">Apply reverse voltage to battery terminals</text:p>
        </text:list-item>
      </text:list>
      <text:p text:style-name="Text_20_body"><text:soft-page-break/>Criteria:</text:p>
      <text:list xml:id="list33394060" text:style-name="L18">
        <text:list-item>
          <text:p text:style-name="P18">Must not crater. <text:s/><text:span text:style-name="T1">0.00 A was consumed from the reverse voltage. <text:s/>RedStick operated normally afterwards.</text:span></text:p>
        </text:list-item>
      </text:list>
      <text:h text:style-name="Heading_20_2" text:outline-level="2">Set LED bias</text:h>
      <text:p text:style-name="Text_20_body">Procedure:</text:p>
      <text:list xml:id="list33623085" text:continue-list="list33615869" text:style-name="L3">
        <text:list-item>
          <text:p text:style-name="P4">Measure red current at Vin = 2.0 V. <text:span text:style-name="T1">0.34mA</text:span></text:p>
        </text:list-item>
        <text:list-item>
          <text:p text:style-name="P4"><text:span text:style-name="T2">Measure red current at Vin = 5.5 V.</text:span><text:span text:style-name="T1"> 0.36mA</text:span></text:p>
        </text:list-item>
        <text:list-item>
          <text:p text:style-name="P4"><text:span text:style-name="T2">Measure green current at Vin = 2.0 V. </text:span><text:span text:style-name="T1">8.73mA</text:span></text:p>
        </text:list-item>
        <text:list-item>
          <text:p text:style-name="P4">Choose and set new resistors:</text:p>
        </text:list-item>
        <text:list-item>
          <text:p text:style-name="P21">Red: Use 4.7kOhm</text:p>
        </text:list-item>
        <text:list-item>
          <text:p text:style-name="P21">Green: Use 2.2kOhm for ~1.5mA of current</text:p>
        </text:list-item>
      </text:list>
      <text:h text:style-name="Heading_20_2" text:outline-level="2">Test I2C signal integrity</text:h>
      <text:p text:style-name="Text_20_body">Procedure:</text:p>
      <text:list xml:id="list33616493" text:continue-numbering="true" text:style-name="L3">
        <text:list-item>
          <text:p text:style-name="P4">Attach a I2C device and start communication</text:p>
        </text:list-item>
        <text:list-item>
          <text:p text:style-name="P4">Capture signals with a scope.</text:p>
        </text:list-item>
      </text:list>
      <text:p text:style-name="Text_20_body">Criteria:</text:p>
      <text:list xml:id="list34350370" text:style-name="L12">
        <text:list-item>
          <text:p text:style-name="P12">Mark test device (AUT): <text:span text:style-name="T1">7segment display with 4.7kOhm pullups</text:span></text:p>
        </text:list-item>
        <text:list-item>
          <text:p text:style-name="P12">Are signals square and settled before clk edge?</text:p>
        </text:list-item>
        <text:list-item>
          <text:p text:style-name="P12">Clock should be clean</text:p>
        </text:list-item>
        <text:list-item>
          <text:p text:style-name="P12">Record scope capture</text:p>
        </text:list-item>
      </text:list>
      <text:p text:style-name="Text_20_body"/>
      <text:p text:style-name="Text_20_body"><draw:frame draw:style-name="fr5" draw:name="graphics13" text:anchor-type="paragraph" svg:width="6.6925in" svg:height="4.0154in" draw:z-index="15"><draw:image xlink:href="Pictures/20000007000052B00000319D6E0C13A2.svm" xlink:type="simple" xlink:show="embed" xlink:actuate="onLoad"/></draw:frame><text:soft-page-break/></text:p>
      <text:h text:style-name="Heading_20_2" text:outline-level="2">Test SPI signal integrity</text:h>
      <text:p text:style-name="Text_20_body">Procedure:</text:p>
      <text:list xml:id="list33593604" text:continue-list="list33616493" text:style-name="L3">
        <text:list-item>
          <text:p text:style-name="P4">Attach a SPI device through level shifter and start communication</text:p>
        </text:list-item>
        <text:list-item>
          <text:p text:style-name="P4">Capture signals with a scope between EUT and level shifter</text:p>
        </text:list-item>
      </text:list>
      <text:p text:style-name="Text_20_body">Criteria:</text:p>
      <text:list xml:id="list34393114" text:style-name="L13">
        <text:list-item>
          <text:p text:style-name="P13">Mark test defice (AUT): <text:span text:style-name="T1">BME280 with level shifter</text:span></text:p>
        </text:list-item>
        <text:list-item>
          <text:p text:style-name="P13">Are signals square and settled before clk edge?</text:p>
        </text:list-item>
        <text:list-item>
          <text:p text:style-name="P13">Clock should be clean</text:p>
        </text:list-item>
        <text:list-item>
          <text:p text:style-name="P13">Record scope capture</text:p>
        </text:list-item>
      </text:list>
      <text:p text:style-name="Text_20_body"/>
      <text:p text:style-name="Text_20_body"><draw:frame draw:style-name="fr3" draw:name="graphics14" text:anchor-type="paragraph" svg:width="6.6925in" svg:height="4.0154in" draw:z-index="16"><draw:image xlink:href="Pictures/20000007000052B00000319DDBEFDFE1.svm" xlink:type="simple" xlink:show="embed" xlink:actuate="onLoad"/></draw:frame><text:soft-page-break/></text:p>
      <text:p text:style-name="Text_20_body"><draw:frame draw:style-name="fr5" draw:name="graphics15" text:anchor-type="paragraph" svg:width="6.6925in" svg:height="4.0154in" draw:z-index="17"><draw:image xlink:href="Pictures/20000007000052B00000319DD2D4D5BD.svm" xlink:type="simple" xlink:show="embed" xlink:actuate="onLoad"/></draw:frame></text:p>
      <text:h text:style-name="Heading_20_2" text:outline-level="2">Test serial TTL signal integrity</text:h>
      <text:p text:style-name="Text_20_body">Procedure:</text:p>
      <text:list xml:id="list33602812" text:continue-list="list33593604" text:style-name="L3">
        <text:list-item>
          <text:p text:style-name="P4">Attach a serial device and start communication</text:p>
        </text:list-item>
        <text:list-item>
          <text:p text:style-name="P4">Capture signals with a scope.</text:p>
        </text:list-item>
      </text:list>
      <text:p text:style-name="Text_20_body">Criteria:</text:p>
      <text:list xml:id="list34403344" text:style-name="L14">
        <text:list-item>
          <text:p text:style-name="P14"><text:soft-page-break/>Mark test defice (AUT): <text:s/><text:span text:style-name="T1">FTDI loop at 115200 baud</text:span></text:p>
        </text:list-item>
        <text:list-item>
          <text:p text:style-name="P14">Are RX and TX typical?: <text:span text:style-name="T1">Yes</text:span></text:p>
        </text:list-item>
        <text:list-item>
          <text:p text:style-name="P14">Record scope capture</text:p>
        </text:list-item>
      </text:list>
      <text:p text:style-name="Text_20_body"/>
      <text:p text:style-name="P19"><draw:frame draw:style-name="fr5" draw:name="graphics16" text:anchor-type="paragraph" svg:width="6.6925in" svg:height="4.0154in" draw:z-index="18"><draw:image xlink:href="Pictures/20000007000052B00000319DCE9EE911.svm" xlink:type="simple" xlink:show="embed" xlink:actuate="onLoad"/></draw:frame>TXO</text:p>
      <text:p text:style-name="Text_20_body"/>
      <text:p text:style-name="P19"><draw:frame draw:style-name="fr5" draw:name="graphics17" text:anchor-type="paragraph" svg:width="6.6925in" svg:height="4.0154in" draw:z-index="19"><draw:image xlink:href="Pictures/20000007000052B00000319D2E330FD2.svm" xlink:type="simple" xlink:show="embed" xlink:actuate="onLoad"/></draw:frame>RXI</text:p>
      <text:p text:style-name="Text_20_body"><text:soft-page-break/></text:p>
      <text:h text:style-name="Heading_20_2" text:outline-level="2">Test GPIO</text:h>
      <text:p text:style-name="Text_20_body">Procedure:</text:p>
      <text:list xml:id="list33611530" text:continue-list="list33602812" text:style-name="L3">
        <text:list-item>
          <text:p text:style-name="P4">Set code to pulse each pin sequentially</text:p>
        </text:list-item>
        <text:list-item>
          <text:p text:style-name="P4">Capture signals with a scope.</text:p>
        </text:list-item>
        <text:list-item>
          <text:p text:style-name="P4">Look for out of order pulses ( &gt; 1 pulse per pin13 cycle)</text:p>
        </text:list-item>
        <text:list-item>
          <text:p text:style-name="P4">Verify A0 – A7 by translating inputs to a PWM output and measuring</text:p>
        </text:list-item>
      </text:list>
      <text:p text:style-name="Text_20_body">Criteria:</text:p>
      <text:list xml:id="list34398707" text:style-name="L15">
        <text:list-item>
          <text:p text:style-name="P15">Is each pin individually controllable? <text:span text:style-name="T1">Yes</text:span></text:p>
        </text:list-item>
        <text:list-item>
          <text:p text:style-name="P15">Do any pins stick out as different from the others? <text:span text:style-name="T1">No</text:span></text:p>
        </text:list-item>
        <text:list-item>
          <text:p text:style-name="P15"><text:span text:style-name="T2">Do all analog inputs work and are stable? </text:span><text:span text:style-name="T1">Yes</text:span></text:p>
        </text:list-item>
        <text:list-item>
          <text:p text:style-name="P15">Record scope capture of worst 2 pins. <text:span text:style-name="T1">All pretty much the same</text:span></text:p>
        </text:list-item>
      </text:list>
      <text:p text:style-name="Text_20_body"><text:span text:style-name="T1"/></text:p>
      <text:p text:style-name="Text_20_body"><draw:frame draw:style-name="fr3" draw:name="graphics18" text:anchor-type="paragraph" svg:width="6.6925in" svg:height="4.0154in" draw:z-index="20"><draw:image xlink:href="Pictures/20000007000052B00000319DA6F0F44C.svm" xlink:type="simple" xlink:show="embed" xlink:actuate="onLoad"/></draw:frame><text:span text:style-name="T1"/></text:p>
      <text:p text:style-name="Text_20_body"><text:span text:style-name="T1"/></text:p>
      <text:p text:style-name="Text_20_body"><draw:frame draw:style-name="fr3" draw:name="graphics19" text:anchor-type="paragraph" svg:width="6.6925in" svg:height="4.0154in" draw:z-index="21"><draw:image xlink:href="Pictures/20000007000052B00000319DDADCF8FC.svm" xlink:type="simple" xlink:show="embed" xlink:actuate="onLoad"/></draw:frame><text:soft-page-break/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4H8M15S</meta:editing-duration>
    <meta:editing-cycles>12</meta:editing-cycles>
    <meta:generator>OpenOffice.org/3.3$Win32 OpenOffice.org_project/330m20$Build-9567</meta:generator>
    <dc:date>2015-12-02T13:44:06.49</dc:date>
    <dc:creator>Marshall Taylor</dc:creator>
    <meta:printed-by>Marshall Taylor</meta:printed-by>
    <meta:print-date>2015-12-01T11:09:53.57</meta:print-date>
    <meta:document-statistic meta:table-count="0" meta:image-count="19" meta:object-count="3" meta:page-count="15" meta:paragraph-count="134" meta:word-count="878" meta:character-count="47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</table:table-row>
        <table:table-row table:style-name="ro1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float" office:value="3">
            <text:p>3</text:p>
          </table:table-cell>
          <table:table-cell office:value-type="float" office:value="0.0017">
            <text:p>0.0017</text:p>
          </table:table-cell>
        </table:table-row>
        <table:table-row table:style-name="ro1">
          <table:table-cell table:style-name="ce4" office:value-type="float" office:value="1.49">
            <text:p>1.49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0.00975">
            <text:p>0.0097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57">
            <text:p>0.057</text:p>
          </table:table-cell>
          <table:table-cell office:value-type="float" office:value="4.98">
            <text:p>4.98</text:p>
          </table:table-cell>
          <table:table-cell office:value-type="float" office:value="0.0153">
            <text:p>0.0153</text:p>
          </table:table-cell>
        </table:table-row>
        <table:table-row table:style-name="ro1">
          <table:table-cell table:style-name="ce4" office:value-type="float" office:value="2.98">
            <text:p>2.98</text:p>
          </table:table-cell>
          <table:table-cell table:style-name="ce4" office:value-type="float" office:value="0.03">
            <text:p>0.03</text:p>
          </table:table-cell>
          <table:table-cell table:style-name="ce4" office:value-type="float" office:value="4.99">
            <text:p>4.99</text:p>
          </table:table-cell>
          <table:table-cell table:style-name="ce4" office:value-type="float" office:value="0.0153">
            <text:p>0.0153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22">
            <text:p>0.022</text:p>
          </table:table-cell>
          <table:table-cell office:value-type="float" office:value="4.99">
            <text:p>4.99</text:p>
          </table:table-cell>
          <table:table-cell office:value-type="float" office:value="0.0152">
            <text:p>0.0152</text:p>
          </table:table-cell>
        </table:table-row>
        <table:table-row table:style-name="ro1">
          <table:table-cell table:style-name="ce4" office:value-type="float" office:value="4.98">
            <text:p>4.98</text:p>
          </table:table-cell>
          <table:table-cell table:style-name="ce4" office:value-type="float" office:value="0.018">
            <text:p>0.018</text:p>
          </table:table-cell>
          <table:table-cell table:style-name="ce4" office:value-type="float" office:value="5.03">
            <text:p>5.03</text:p>
          </table:table-cell>
          <table:table-cell table:style-name="ce4" office:value-type="float" office:value="0.0156">
            <text:p>0.0156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office:value-type="float" office:value="0.0168">
            <text:p>0.0168</text:p>
          </table:table-cell>
        </table:table-row>
        <table:table-row table:style-name="ro1">
          <table:table-cell table:style-name="ce4" office:value-type="float" office:value="5.97">
            <text:p>5.97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5.65">
            <text:p>5.65</text:p>
          </table:table-cell>
          <table:table-cell table:style-name="ce4" office:value-type="float" office:value="0.0213">
            <text:p>0.0213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3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e6e6e6" fo:border="0.0008in solid #000000"/>
    </style:style>
    <style:style style:name="ce5" style:family="table-cell" style:parent-style-name="Default">
      <style:table-cell-properties fo:border-bottom="none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</table:table-row>
        <table:table-row table:style-name="ro1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</table:table-row>
        <table:table-row table:style-name="ro1">
          <table:table-cell table:style-name="ce3" office:value-type="float" office:value="0.99">
            <text:p>0.9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366">
            <text:p>0.00366</text:p>
          </table:table-cell>
        </table:table-row>
        <table:table-row table:style-name="ro1">
          <table:table-cell table:style-name="ce4" office:value-type="float" office:value="1.58">
            <text:p>1.58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87">
            <text:p>0.87</text:p>
          </table:table-cell>
          <table:table-cell table:style-name="ce4" office:value-type="float" office:value="0.0152">
            <text:p>0.0152</text:p>
          </table:table-cell>
        </table:table-row>
        <table:table-row table:style-name="ro1">
          <table:table-cell table:style-name="ce3" office:value-type="float" office:value="1.61">
            <text:p>1.61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2.88">
            <text:p>2.88</text:p>
          </table:table-cell>
          <table:table-cell table:style-name="ce3" office:value-type="float" office:value="0.056">
            <text:p>0.056</text:p>
          </table:table-cell>
        </table:table-row>
        <table:table-row table:style-name="ro1">
          <table:table-cell table:style-name="ce4" office:value-type="float" office:value="1.94">
            <text:p>1.94</text:p>
          </table:table-cell>
          <table:table-cell table:style-name="ce4" office:value-type="float" office:value="0.454">
            <text:p>0.454</text:p>
          </table:table-cell>
          <table:table-cell table:style-name="ce4" office:value-type="float" office:value="4.21">
            <text:p>4.21</text:p>
          </table:table-cell>
          <table:table-cell table:style-name="ce4" office:value-type="float" office:value="0.083">
            <text:p>0.083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4.88">
            <text:p>4.88</text:p>
          </table:table-cell>
          <table:table-cell table:style-name="ce3" office:value-type="float" office:value="0.0996">
            <text:p>0.0996</text:p>
          </table:table-cell>
        </table:table-row>
        <table:table-row table:style-name="ro1">
          <table:table-cell table:style-name="ce4" office:value-type="float" office:value="4.05">
            <text:p>4.05</text:p>
          </table:table-cell>
          <table:table-cell table:style-name="ce4" office:value-type="float" office:value="0.144">
            <text:p>0.144</text:p>
          </table:table-cell>
          <table:table-cell table:style-name="ce4" office:value-type="float" office:value="4.89">
            <text:p>4.89</text:p>
          </table:table-cell>
          <table:table-cell table:style-name="ce4" office:value-type="float" office:value="0.1">
            <text:p>0.1</text:p>
          </table:table-cell>
        </table:table-row>
        <table:table-row table:style-name="ro1">
          <table:table-cell table:style-name="ce3" office:value-type="float" office:value="5.02">
            <text:p>5.02</text:p>
          </table:table-cell>
          <table:table-cell table:style-name="ce3" office:value-type="float" office:value="0.116">
            <text:p>0.116</text:p>
          </table:table-cell>
          <table:table-cell table:style-name="ce3" office:value-type="float" office:value="4.93">
            <text:p>4.93</text:p>
          </table:table-cell>
          <table:table-cell table:style-name="ce3" office:value-type="float" office:value="0.1008">
            <text:p>0.1008</text:p>
          </table:table-cell>
        </table:table-row>
        <table:table-row table:style-name="ro1">
          <table:table-cell table:style-name="ce4" office:value-type="float" office:value="6.08">
            <text:p>6.08</text:p>
          </table:table-cell>
          <table:table-cell table:style-name="ce4" office:value-type="float" office:value="0.117">
            <text:p>0.117</text:p>
          </table:table-cell>
          <table:table-cell table:style-name="ce4" office:value-type="float" office:value="5.55">
            <text:p>5.55</text:p>
          </table:table-cell>
          <table:table-cell table:style-name="ce4" office:value-type="float" office:value="0.117">
            <text:p>0.11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6e6e6" fo:border="0.0008in solid #000000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</table:table-row>
        <table:table-row table:style-name="ro1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</table:table-row>
        <table:table-row table:style-name="ro1">
          <table:table-cell table:style-name="ce3" office:value-type="float" office:value="1.13">
            <text:p>1.13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01129">
            <text:p>0.01129</text:p>
          </table:table-cell>
        </table:table-row>
        <table:table-row table:style-name="ro1">
          <table:table-cell table:style-name="ce4" office:value-type="float" office:value="1.56">
            <text:p>1.56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0.0297">
            <text:p>0.0297</text:p>
          </table:table-cell>
        </table:table-row>
        <table:table-row table:style-name="ro1">
          <table:table-cell table:style-name="ce3" office:value-type="float" office:value="1.98">
            <text:p>1.98</text:p>
          </table:table-cell>
          <table:table-cell table:style-name="ce3" office:value-type="float" office:value="0.426">
            <text:p>0.426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0.1127">
            <text:p>0.1127</text:p>
          </table:table-cell>
        </table:table-row>
        <table:table-row table:style-name="ro1">
          <table:table-cell table:style-name="ce4" office:value-type="float" office:value="2.49">
            <text:p>2.49</text:p>
          </table:table-cell>
          <table:table-cell table:style-name="ce4" office:value-type="float" office:value="0.542">
            <text:p>0.542</text:p>
          </table:table-cell>
          <table:table-cell table:style-name="ce4" office:value-type="float" office:value="4.02">
            <text:p>4.02</text:p>
          </table:table-cell>
          <table:table-cell table:style-name="ce4" office:value-type="float" office:value="0.187">
            <text:p>0.187</text:p>
          </table:table-cell>
        </table:table-row>
        <table:table-row table:style-name="ro1">
          <table:table-cell table:style-name="ce3" office:value-type="float" office:value="3.08">
            <text:p>3.08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0.1966">
            <text:p>0.1966</text:p>
          </table:table-cell>
        </table:table-row>
        <table:table-row table:style-name="ro1">
          <table:table-cell table:style-name="ce4" office:value-type="float" office:value="4.03">
            <text:p>4.03</text:p>
          </table:table-cell>
          <table:table-cell table:style-name="ce4" office:value-type="float" office:value="0.288">
            <text:p>0.288</text:p>
          </table:table-cell>
          <table:table-cell table:style-name="ce4" office:value-type="float" office:value="4.75">
            <text:p>4.75</text:p>
          </table:table-cell>
          <table:table-cell table:style-name="ce4" office:value-type="float" office:value="0.1988">
            <text:p>0.1988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0.23">
            <text:p>0.23</text:p>
          </table:table-cell>
          <table:table-cell table:style-name="ce3" office:value-type="float" office:value="4.79">
            <text:p>4.79</text:p>
          </table:table-cell>
          <table:table-cell table:style-name="ce3" office:value-type="float" office:value="0.2005">
            <text:p>0.2005</text:p>
          </table:table-cell>
        </table:table-row>
        <table:table-row table:style-name="ro1">
          <table:table-cell table:style-name="ce4" office:value-type="float" office:value="5.58">
            <text:p>5.58</text:p>
          </table:table-cell>
          <table:table-cell table:style-name="ce4" office:value-type="float" office:value="0.204">
            <text:p>0.204</text:p>
          </table:table-cell>
          <table:table-cell table:style-name="ce4" office:value-type="float" office:value="4.88">
            <text:p>4.88</text:p>
          </table:table-cell>
          <table:table-cell table:style-name="ce4" office:value-type="float" office:value="0.204">
            <text:p>0.204</text:p>
          </table:table-cell>
        </table:table-row>
        <table:table-row table:style-name="ro1">
          <table:table-cell table:style-name="ce3" office:value-type="float" office:value="6.06">
            <text:p>6.06</text:p>
          </table:table-cell>
          <table:table-cell table:style-name="ce3" office:value-type="float" office:value="0.225">
            <text:p>0.225</text:p>
          </table:table-cell>
          <table:table-cell table:style-name="ce3" office:value-type="float" office:value="5.32">
            <text:p>5.32</text:p>
          </table:table-cell>
          <table:table-cell table:style-name="ce3" office:value-type="float" office:value="0.225">
            <text:p>0.225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3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